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.7cm" svg:height="2.7cm" svg:x="5.45cm" svg:y="3.4cm">
          <text:p text:style-name="P1">Count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7cm" svg:height="2.7cm" svg:x="9.4cm" svg:y="3.4cm">
          <text:p text:style-name="P1">Reg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7cm" svg:height="2.7cm" svg:x="13.5cm" svg:y="3.4cm">
          <text:p text:style-name="P1">Clu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7cm" svg:height="2.7cm" svg:x="17.45cm" svg:y="3.4cm">
          <text:p text:style-name="P1">Play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7cm" svg:height="2.7cm" svg:x="9.4cm" svg:y="7.701cm">
          <text:p text:style-name="P1">Templ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7cm" svg:height="2.7cm" svg:x="9.4cm" svg:y="12cm">
          <text:p text:style-name="P1">Template<text:line-break/>Gam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7cm" svg:height="2.7cm" svg:x="13.5cm" svg:y="7.701cm">
          <text:p text:style-name="P1">Tourna</text:p>
          <text:p text:style-name="P1">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7cm" svg:height="2.7cm" svg:x="17.45cm" svg:y="7.701cm">
          <text:p text:style-name="P1">Seeding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2.7cm" svg:height="2.7cm" svg:x="13.5cm" svg:y="12cm">
          <text:p text:style-name="P1">G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7cm" svg:height="2.7cm" svg:x="13.5cm" svg:y="16.1cm">
          <text:p text:style-name="P1">Inn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7cm" svg:height="2.7cm" svg:x="5.45cm" svg:y="7.701cm">
          <text:p text:style-name="P1">Discipline<text:line-break/>Templ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7cm" svg:height="2.7cm" svg:x="5.45cm" svg:y="12cm">
          <text:p text:style-name="P1">Discipl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9.4cm" svg:y1="4.75cm" svg:x2="8.1cm" svg:y2="4.75cm">
          <text:p/>
        </draw:line>
        <draw:line draw:style-name="gr2" draw:text-style-name="P1" draw:layer="layout" svg:x1="13.4cm" svg:y1="4.75cm" svg:x2="12.2cm" svg:y2="4.75cm">
          <text:p/>
        </draw:line>
        <draw:line draw:style-name="gr2" draw:text-style-name="P1" draw:layer="layout" svg:x1="17.4cm" svg:y1="4.75cm" svg:x2="16.1cm" svg:y2="4.75cm">
          <text:p/>
        </draw:line>
        <draw:line draw:style-name="gr2" draw:text-style-name="P1" draw:layer="layout" svg:x1="18.8cm" svg:y1="7.6cm" svg:x2="18.8cm" svg:y2="6cm">
          <text:p/>
        </draw:line>
        <draw:line draw:style-name="gr2" draw:text-style-name="P1" draw:layer="layout" svg:x1="17.4cm" svg:y1="9.051cm" svg:x2="16.1cm" svg:y2="9.051cm">
          <text:p/>
        </draw:line>
        <draw:line draw:style-name="gr2" draw:text-style-name="P1" draw:layer="layout" svg:x1="13.4cm" svg:y1="9.051cm" svg:x2="12cm" svg:y2="9.051cm">
          <text:p/>
        </draw:line>
        <draw:line draw:style-name="gr2" draw:text-style-name="P1" draw:layer="layout" svg:x1="9.5cm" svg:y1="9.051cm" svg:x2="8.2cm" svg:y2="9.051cm">
          <text:p/>
        </draw:line>
        <draw:line draw:style-name="gr2" draw:text-style-name="P1" draw:layer="layout" svg:x1="6.8cm" svg:y1="10.4cm" svg:x2="6.8cm" svg:y2="12.1cm">
          <text:p/>
        </draw:line>
        <draw:line draw:style-name="gr2" draw:text-style-name="P1" draw:layer="layout" svg:x1="10.75cm" svg:y1="11.9cm" svg:x2="10.75cm" svg:y2="10.5cm">
          <text:p/>
        </draw:line>
        <draw:line draw:style-name="gr2" draw:text-style-name="P1" draw:layer="layout" svg:x1="14.85cm" svg:y1="12cm" svg:x2="14.85cm" svg:y2="10.4cm">
          <text:p/>
        </draw:line>
        <draw:line draw:style-name="gr2" draw:text-style-name="P1" draw:layer="layout" svg:x1="17.4cm" svg:y1="13.2cm" svg:x2="16cm" svg:y2="13.2cm">
          <text:p/>
        </draw:line>
        <draw:line draw:style-name="gr2" draw:text-style-name="P1" draw:layer="layout" svg:x1="13.4cm" svg:y1="13.3cm" svg:x2="12cm" svg:y2="13.3cm">
          <text:p/>
        </draw:line>
        <draw:custom-shape draw:style-name="gr1" draw:text-style-name="P1" draw:layer="layout" svg:width="2.7cm" svg:height="2.7cm" svg:x="17.45cm" svg:y="11.7cm">
          <text:p text:style-name="P1">Game</text:p>
          <text:p text:style-name="P1">Partici</text:p>
          <text:p text:style-name="P1">p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8.8cm" svg:y1="11.7cm" svg:x2="18.8cm" svg:y2="10.4cm">
          <text:p/>
        </draw:line>
        <draw:line draw:style-name="gr2" draw:text-style-name="P1" draw:layer="layout" svg:x1="14.85cm" svg:y1="16cm" svg:x2="14.85cm" svg:y2="14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ernot Ullrich</meta:initial-creator>
    <meta:creation-date>2020-09-19T23:31:06</meta:creation-date>
    <dc:date>2020-09-20T17:06:16</dc:date>
    <dc:creator>Gernot Ullrich</dc:creator>
    <meta:editing-duration>PT6S</meta:editing-duration>
    <meta:editing-cycles>1</meta:editing-cycles>
    <meta:document-statistic meta:object-count="27"/>
    <meta:generator>OpenOffice/4.1.7$Unix OpenOffice.org_project/417m1$Build-9800</meta:generator>
  </office:meta>
</office:document-meta>
</file>